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3">
      <style:paragraph-properties fo:margin-top="0in" fo:margin-bottom="0in" style:contextual-spacing="false" fo:line-height="100%"/>
      <style:text-properties style:font-name="Sorts Mill Goudy" fo:font-size="12pt" fo:language="en" fo:country="US" style:font-name-asian="Sorts Mill Goudy1" style:font-size-asian="12pt" style:font-name-complex="Sorts Mill Goudy1" style:font-size-complex="12pt"/>
    </style:style>
    <style:style style:name="P4" style:family="paragraph" style:parent-style-name="Heading_20_3">
      <style:paragraph-properties fo:margin-top="0in" fo:margin-bottom="0in" style:contextual-spacing="false" fo:line-height="100%"/>
      <style:text-properties style:font-name="Sorts Mill Goudy" fo:font-size="12pt" fo:language="en" fo:country="US" officeooo:paragraph-rsid="001d5c84" style:font-name-asian="Sorts Mill Goudy1" style:font-size-asian="12pt" style:font-name-complex="Sorts Mill Goudy1" style:font-size-complex="12pt"/>
    </style:style>
    <style:style style:name="P5" style:family="paragraph" style:parent-style-name="Exalted">
      <style:text-properties fo:language="en" fo:country="US"/>
    </style:style>
    <style:style style:name="P6" style:family="paragraph" style:parent-style-name="Exalted">
      <style:paragraph-properties fo:text-align="center" style:justify-single-word="false"/>
      <style:text-properties fo:language="en" fo:country="US"/>
    </style:style>
    <style:style style:name="P7" style:family="paragraph" style:parent-style-name="Exalted">
      <style:text-properties fo:language="en" fo:country="US" officeooo:paragraph-rsid="000374f0"/>
    </style:style>
    <style:style style:name="P8" style:family="paragraph" style:parent-style-name="Exalted">
      <style:text-properties fo:language="en" fo:country="US" officeooo:paragraph-rsid="000554f9"/>
    </style:style>
    <style:style style:name="P9" style:family="paragraph" style:parent-style-name="Exalted">
      <style:text-properties fo:language="en" fo:country="US" officeooo:paragraph-rsid="0006ed1c"/>
    </style:style>
    <style:style style:name="P10" style:family="paragraph" style:parent-style-name="Exalted">
      <style:text-properties officeooo:paragraph-rsid="0008e2a6"/>
    </style:style>
    <style:style style:name="P11" style:family="paragraph" style:parent-style-name="Exalted">
      <style:text-properties style:use-window-font-color="true" loext:opacity="0%" style:font-name="Times New Roman" fo:font-size="10pt" fo:language="en" fo:country="US" officeooo:rsid="00126754" officeooo:paragraph-rsid="00126754" style:letter-kerning="false" style:font-name-asian="Spectral1" style:font-size-asian="10pt" style:language-asian="zh" style:country-asian="CN" style:font-name-complex="Spectral1" style:font-size-complex="10pt" style:language-complex="hi" style:country-complex="IN"/>
    </style:style>
    <style:style style:name="P12" style:family="paragraph" style:parent-style-name="Exalted">
      <style:text-properties style:use-window-font-color="true" loext:opacity="0%" style:font-name="Times New Roman" fo:font-size="10pt" fo:language="en" fo:country="US" officeooo:rsid="00187b69" officeooo:paragraph-rsid="00187b69" style:letter-kerning="false" style:font-name-asian="Spectral1" style:font-size-asian="10pt" style:language-asian="zh" style:country-asian="CN" style:font-name-complex="Spectral1" style:font-size-complex="10pt" style:language-complex="hi" style:country-complex="IN"/>
    </style:style>
    <style:style style:name="P13" style:family="paragraph" style:parent-style-name="Exalted">
      <style:text-properties officeooo:paragraph-rsid="00132728"/>
    </style:style>
    <style:style style:name="P14" style:family="paragraph" style:parent-style-name="Exalted">
      <style:text-properties officeooo:rsid="00183834" officeooo:paragraph-rsid="00183834"/>
    </style:style>
    <style:style style:name="P15" style:family="paragraph" style:parent-style-name="Exalted">
      <style:text-properties officeooo:paragraph-rsid="00183834"/>
    </style:style>
    <style:style style:name="P16" style:family="paragraph" style:parent-style-name="Heading_20_2">
      <style:text-properties fo:language="en" fo:country="US"/>
    </style:style>
    <style:style style:name="P17" style:family="paragraph" style:parent-style-name="Heading_20_1" style:master-page-name="Standard">
      <style:paragraph-properties fo:text-align="center" style:justify-single-word="false" style:page-number="1"/>
      <style:text-properties fo:language="en" fo:country="US"/>
    </style:style>
    <style:style style:name="P18" style:family="paragraph" style:parent-style-name="Exalted">
      <style:text-properties style:use-window-font-color="true" loext:opacity="0%" style:font-name="Times New Roman" fo:font-size="10pt" fo:language="en" fo:country="US" officeooo:rsid="00187b69" officeooo:paragraph-rsid="00187b69"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Exalted">
      <style:text-properties officeooo:paragraph-rsid="0022724b"/>
    </style:style>
    <style:style style:name="P20" style:family="paragraph" style:parent-style-name="Heading_20_10">
      <style:text-properties fo:language="en" fo:country="US" officeooo:paragraph-rsid="00132728"/>
    </style:style>
    <style:style style:name="T1" style:family="text">
      <style:text-properties fo:font-weight="bold" style:font-weight-asian="bold"/>
    </style:style>
    <style:style style:name="T2" style:family="text">
      <style:text-properties officeooo:rsid="000374f0"/>
    </style:style>
    <style:style style:name="T3" style:family="text">
      <style:text-properties style:use-window-font-color="true" loext:opacity="0%" style:font-name="Times New Roman" fo:font-size="10pt" officeooo:rsid="000374f0" style:letter-kerning="false" style:font-name-asian="Spectral1" style:font-size-asian="10pt" style:language-asian="zh" style:country-asian="CN" style:font-name-complex="Spectral1" style:font-size-complex="10pt" style:language-complex="hi" style:country-complex="IN"/>
    </style:style>
    <style:style style:name="T4"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fo:language="en" fo:country="US" officeooo:rsid="00132728"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fo:language="en" fo:country="US" officeooo:rsid="0014b840"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fo:language="en" fo:country="US" officeooo:rsid="0014ce76"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fo:language="en" fo:country="US" officeooo:rsid="0016769e"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fo:language="en" fo:country="US" officeooo:rsid="00183834"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fo:language="en" fo:country="US" officeooo:rsid="00187b69"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language="en" fo:country="US" officeooo:rsid="001d5c84"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fo:language="en" fo:country="US" officeooo:rsid="001f20c2"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fo:language="en" fo:country="US" officeooo:rsid="0020ae70"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fo:language="en" fo:country="US" officeooo:rsid="0022724b"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fo:language="en" fo:country="US" officeooo:rsid="0025262f"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US" officeooo:rsid="0023351f"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fo:language="en" fo:country="US" officeooo:rsid="00259d71"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fo:language="en" fo:country="US" fo:font-weight="normal" officeooo:rsid="0013272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9" style:family="text">
      <style:text-properties officeooo:rsid="00106816"/>
    </style:style>
    <style:style style:name="T20" style:family="text">
      <style:text-properties fo:language="en" fo:country="US"/>
    </style:style>
    <style:style style:name="T21" style:family="text">
      <style:text-properties fo:language="en" fo:country="US" fo:font-weight="bold" style:font-weight-asian="bold"/>
    </style:style>
    <style:style style:name="T22" style:family="text">
      <style:text-properties fo:language="en" fo:country="US" officeooo:rsid="001d5c84"/>
    </style:style>
    <style:style style:name="T23" style:family="text">
      <style:text-properties officeooo:rsid="00132728"/>
    </style:style>
    <style:style style:name="T24" style:family="text">
      <style:text-properties officeooo:rsid="0014b840"/>
    </style:style>
    <style:style style:name="T25" style:family="text">
      <style:text-properties officeooo:rsid="0014ce76"/>
    </style:style>
    <style:style style:name="T26" style:family="text">
      <style:text-properties officeooo:rsid="0020ae70"/>
    </style:style>
    <style:style style:name="T27" style:family="text">
      <style:text-properties fo:font-size="10pt" fo:language="en" fo:country="US" fo:font-weight="bold" style:font-size-asian="10pt" style:font-weight-asian="bold" style:font-size-complex="10pt"/>
    </style:style>
    <style:style style:name="T28" style:family="text">
      <style:text-properties fo:font-size="10pt" fo:language="en" fo:country="US" style:font-size-asian="10pt" style:font-size-complex="10pt"/>
    </style:style>
    <style:style style:name="T29" style:family="text">
      <style:text-properties fo:font-size="10pt" fo:language="en" fo:country="US" officeooo:rsid="0008e2a6" style:font-size-asian="10pt" style:font-size-complex="10pt"/>
    </style:style>
    <style:style style:name="T30" style:family="text">
      <style:text-properties fo:font-size="10pt" fo:language="en" fo:country="US" officeooo:rsid="0020ae70" style:font-size-asian="10pt" style:font-size-complex="10pt"/>
    </style:style>
    <style:style style:name="T31" style:family="text">
      <style:text-properties officeooo:rsid="0023351f"/>
    </style:style>
    <style:style style:name="T32" style:family="text">
      <style:text-properties officeooo:rsid="0023447a"/>
    </style:style>
    <style:style style:name="T33" style:family="text">
      <style:text-properties officeooo:rsid="0025262f"/>
    </style:style>
    <style:style style:name="Sect1" style:family="section">
      <style:section-properties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Charms</text:h>
      <text:p text:style-name="P6"/>
      <text:section text:style-name="Sect1" text:name="TextSection">
        <text:h text:style-name="P16" text:outline-level="2">Cecelyne</text:h>
        <text:h text:style-name="P3" text:outline-level="3">Impending Doom</text:h>
        <text:p text:style-name="P7"><text:span text:style-name="T1">Cost: </text:span>2m<text:line-break/><text:span text:style-name="T1">Type:</text:span> <text:span text:style-name="T3">Free Action</text:span>; <text:span text:style-name="T2">Scene</text:span><text:line-break/><text:span text:style-name="T1">Mins:</text:span> Cecelyne 1</text:p>
        <text:p text:style-name="P5">The Infernal may make a<text:span text:style-name="T19">n</text:span> <text:span text:style-name="T1">Influence Emotion</text:span> action without being the source of the Influence. The target will ascribe this emotion to the closest thing that they can rationalize. If Panic were to be placed into them, they might become convinced that their ally is about to betray them.</text:p>
        <text:h text:style-name="P3" text:outline-level="3">Induced Paranoia</text:h>
        <text:p text:style-name="P7"><text:span text:style-name="T1">Cost: </text:span>5m<text:line-break/><text:span text:style-name="T1">Type:</text:span> Simple; <text:span text:style-name="T2">Scene</text:span><text:line-break/><text:span text:style-name="T1">Mins:</text:span> Cecelyne 2</text:p>
        <text:p text:style-name="P5">The Infernal spikes their words with seeds of doubt, paranoia, and fear, and then impales it into the mind of a target.</text:p>
        <text:p text:style-name="P5">Roll (Charisma + Cecelyne) against the Target’s Resolve. On a success, select a particular subject or concept that is to be barred. The Target gains an immediate Intimacy of Secrecy towards this concept and will attempt nearly anything to not talk about it, no matter how banal or benign the concept actually is. </text:p>
        <text:p text:style-name="P5">Often, the Infernal may use this false Intimacy to leverage out actual secrets and information the Target may know.</text:p>
        <text:h text:style-name="P3" text:outline-level="3">Inopportune Desire</text:h>
        <text:p text:style-name="P8"><text:span text:style-name="T1">Cost: </text:span>4m<text:line-break/><text:span text:style-name="T1">Type:</text:span> Simple<text:line-break/><text:span text:style-name="T1">Mins:</text:span> Cecelyne 3</text:p>
        <text:p text:style-name="P5">The Infernal leverages a target’s Intimacy, and rolls (Insight + Cecelyne) against the target’s Resolve. If successful, the target will express this Intimacy in an uncontrolled, expressive manner—either immediately, or with a specific trigger the Infernal states. </text:p>
        <text:h text:style-name="P3" text:outline-level="3">Knowing the Desolate Heart</text:h>
        <text:p text:style-name="P9"><text:span text:style-name="T1">Cost: </text:span>5m<text:line-break/><text:span text:style-name="T1">Type:</text:span> Simple<text:line-break/><text:span text:style-name="T1">Mins:</text:span> Cecelyne 4</text:p>
        <text:p text:style-name="P5">The Infernal may make a <text:span text:style-name="T1">Discover Intimacy</text:span> action against a target to find out the target’s current, most pressing Desire that they cannot currently achieve. Unlike most Discover Intimacy rolls, the target does not need to be actively displaying any signs of this current Desire.</text:p>
        <text:h text:style-name="P3" text:outline-level="3">Conflicting Desire</text:h>
        <text:p text:style-name="P9"><text:span text:style-name="T1">Cost: </text:span>6m<text:line-break/><text:span text:style-name="T1">Type:</text:span> Simple<text:line-break/><text:span text:style-name="T1">Mins:</text:span> Cecelyne 4</text:p>
        <text:p text:style-name="P5">The Infernal leverages an Intimacy of a character, rolling (Insight + Cecelyne) vs the target’s Resolve. If successful, they force the character to simultaneously take an equal and opposite Intimacy for the remainder of the scene. The target will attempt to rationalize this new Intimacy as best they can—if they are one who reveres the Immaculate Order, they might rationalize that their new hate for the Order is specifically about its high devotion cost in their lives, for example.</text:p>
        <text:h text:style-name="P20" text:outline-level="10">Greater Charms</text:h>
        <text:h text:style-name="P4" text:outline-level="3">The Curse of Truth</text:h>
        <text:p text:style-name="Exalted"><text:span text:style-name="T27">Cost: </text:span><text:span text:style-name="T13">8m</text:span><text:span text:style-name="T28"><text:line-break/></text:span><text:span text:style-name="T27">Type:</text:span><text:span text:style-name="T28"> Simple; </text:span><text:span text:style-name="T29">Scene</text:span><text:span text:style-name="T28"><text:line-break/></text:span><text:span text:style-name="T27">Mins:</text:span><text:span text:style-name="T28"> Cecelyne </text:span><text:span text:style-name="T30">4</text:span></text:p>
        <text:p text:style-name="Exalted">On a successful (Insight + Composure) roll against the target’s Guile, they become cursed <text:span text:style-name="T26">and unable to utter anything but the truth for the remainder of the scene.</text:span></text:p>
        <text:h text:style-name="P3" text:outline-level="3">As You Wish</text:h>
        <text:p text:style-name="P10"><text:span text:style-name="T21">Cost: </text:span><text:span text:style-name="T18">10</text:span><text:span text:style-name="T20">m<text:line-break/></text:span><text:span text:style-name="T21">Type:</text:span><text:span text:style-name="T20"> Simple<text:line-break/></text:span><text:span text:style-name="T21">Mins:</text:span><text:span text:style-name="T20"> Cecelyne </text:span><text:span text:style-name="T22">5</text:span></text:p>
        <text:p text:style-name="P11">Upon observing a genuine, <text:span text:style-name="T23">unambiguous</text:span> desire or wish, the Infernal may intercede <text:span text:style-name="T23">as a benefactor—at a price. The character wil</text:span><text:span text:style-name="T24">l gain </text:span><text:span text:style-name="T25">what</text:span><text:span text:style-name="T24"> the</text:span><text:span text:style-name="T25">y</text:span><text:span text:style-name="T24"> desire, but the Infernal will collect a favor in return. The favor does not need to be specified at this time.</text:span></text:p>
        <text:p text:style-name="P13"><text:span text:style-name="T5">In the moment this Charm is activated, the character and the Infernal become joined through the mind’s eyes, and all illusions </text:span><text:span text:style-name="T8">and influences</text:span><text:span text:style-name="T5"> of reality fall to the side. Full understanding of the ar</text:span><text:span text:style-name="T6">rangement is immediately understood, as </text:span><text:span text:style-name="T7">is</text:span><text:span text:style-name="T6"> the very real doom that would befall them if </text:span><text:span text:style-name="T7">they refused to complete the favor. </text:span><text:span text:style-name="T9">The character is given a choice to accept or reject the deal. On their decision, the inner eye fades, and all that remains is the knowledge of their decision.</text:span></text:p>
        <text:p text:style-name="P15"><text:span text:style-name="T9">The granted wish may take the form of a dot rating of an Attribute, Ability, or Merit that is </text:span><text:span text:style-name="T11">either mundane or</text:span><text:span text:style-name="T9"> within the purview of the Infernal and the Endless Desert. Wealth, mortal followers, spies, even mutation of the sand creatures may be granted—but something like the blessing of a Yu-Shan god </text:span><text:span text:style-name="T12">cannot</text:span><text:span text:style-name="T9">.</text:span></text:p>
        <text:p text:style-name="P14"><text:span text:style-name="T4">When granting the wish, the Infernal may choose to be as direct and obvious as they want—ranging from a gradual change over the scene with no discernible source, to </text:span><text:span text:style-name="T10">a blazing fire of green anima.</text:span></text:p>
        <text:p text:style-name="P12">When the Infernal comes to collect the favor, the target will instantly know they must perform it or experience the Dooms of the Endless Desert. The Infernal cannot command the target to do anything that is literally impossible for the target to do, and the target cannot be bound to the task for more than one month.</text:p>
        <text:p text:style-name="P12">A character cannot be the beneficiary of this charm more than once a year.</text:p>
        <text:p text:style-name="P19"><text:span text:style-name="T14">Player characters, including the Infernal themselves, are restricted <text:s/>to only gaining </text:span><text:span text:style-name="T15">20</text:span><text:span text:style-name="T14"> Res</text:span><text:span text:style-name="T16">ources</text:span><text:span text:style-name="T14"> from this Charm, </text:span><text:span text:style-name="T15">and not </text:span><text:span text:style-name="T17">on</text:span><text:span text:style-name="T15"> anything that costs xp such as Attributes or Abilities.</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3T13:43:17.326000000</dc:date>
    <meta:editing-cycles>32</meta:editing-cycles>
    <meta:editing-duration>PT1H13M25S</meta:editing-duration>
    <meta:generator>LibreOffice/7.0.3.1$Windows_X86_64 LibreOffice_project/d7547858d014d4cf69878db179d326fc3483e082</meta:generator>
    <dc:creator>Samuel Smith</dc:creator>
    <meta:document-statistic meta:table-count="0" meta:image-count="0" meta:object-count="0" meta:page-count="1" meta:paragraph-count="36" meta:word-count="732" meta:character-count="4281" meta:non-whitespace-character-count="3587"/>
  </office:meta>
</office:document-meta>
</file>